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7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" style:family="table-cell">
      <style:map style:condition="of:cell-content()&lt;60" style:apply-style-name="cf3"/>
      <style:map style:condition="of:cell-content()&gt;60" style:apply-style-name="cf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E1</text:p>
          </table:table-cell>
          <table:table-cell office:value-type="float" office:value="50" table:style-name="ce1">
            <text:p>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F1</text:p>
          </table:table-cell>
          <table:table-cell office:value-type="float" office:value="97" table:style-name="ce1">
            <text:p>97</text:p>
          </table:table-cell>
          <table:table-cell table:number-columns-repeated="16382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Average %</text:p>
          </table:table-cell>
          <table:table-cell office:value-type="float" office:value="73.5" table:formula="of:=SUM([.B2:.B7]) / COUNT([.B2];[.B4];[.B3];[.B5];[.B6];[.B7])" table:style-name="ce2">
            <text:p>73.5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3" style:family="table-cell">
      <style:table-cell-properties fo:background-color="#FFC7CE"/>
      <style:text-properties fo:color="#9C0006" style:font-family-generic="swiss"/>
    </style:style>
    <style:style style:name="cf4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Charlie</meta:initial-creator>
    <dc:creator>Charlie</dc:creator>
    <meta:creation-date>2021-02-10T11:47:07Z</meta:creation-date>
    <dc:date>2021-02-15T16:52:19Z</dc:date>
  </office:meta>
</office:document-meta>
</file>